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251.89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dam_home_pc_reduce" table:style-name="ta1">
        <table:shapes>
          <draw:frame draw:z-index="0" draw:style-name="gr1" draw:text-style-name="P1" svg:width="453.51pt" svg:height="255.09pt" svg:x="287.55pt" svg:y="81.1pt">
            <draw:object draw:notify-on-update-of-ranges="adam_home_pc_reduce.E4:adam_home_pc_reduce.E30 adam_home_pc_reduce.G4:adam_home_pc_reduce.G4 adam_home_pc_reduce.F4:adam_home_pc_reduce.F30 adam_home_pc_reduce.E34:adam_home_pc_reduce.E40 adam_home_pc_reduce.G40:adam_home_pc_reduce.G40 adam_home_pc_reduce.F34:adam_home_pc_reduce.F40 adam_home_pc_reduce.E44:adam_home_pc_reduce.E69 adam_home_pc_reduce.G44:adam_home_pc_reduce.G44 adam_home_pc_reduce.F44:adam_home_pc_reduce.F6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5291" calcext:value-type="float">
            <text:p>0.15291</text:p>
          </table:table-cell>
          <table:table-cell office:value-type="string" calcext:value-type="string">
            <text:p>Centralized 1 Thread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143071" calcext:value-type="float">
            <text:p>0.14307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143833" calcext:value-type="float">
            <text:p>0.14383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165217" calcext:value-type="float">
            <text:p>0.16521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165072" calcext:value-type="float">
            <text:p>0.16507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166506" calcext:value-type="float">
            <text:p>0.16650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165922" calcext:value-type="float">
            <text:p>0.16592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209096" calcext:value-type="float">
            <text:p>0.20909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209958" calcext:value-type="float">
            <text:p>0.20995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295196" calcext:value-type="float">
            <text:p>0.29519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" calcext:value-type="float">
            <text:p>90</text:p>
          </table:table-cell>
          <table:table-cell office:value-type="float" office:value="0.488385" calcext:value-type="float">
            <text:p>0.48838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" calcext:value-type="float">
            <text:p>80</text:p>
          </table:table-cell>
          <table:table-cell office:value-type="float" office:value="0.487513" calcext:value-type="float">
            <text:p>0.48751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" calcext:value-type="float">
            <text:p>70</text:p>
          </table:table-cell>
          <table:table-cell office:value-type="float" office:value="0.490191" calcext:value-type="float">
            <text:p>0.49019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" calcext:value-type="float">
            <text:p>60</text:p>
          </table:table-cell>
          <table:table-cell office:value-type="float" office:value="0.486998" calcext:value-type="float">
            <text:p>0.48699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" calcext:value-type="float">
            <text:p>50</text:p>
          </table:table-cell>
          <table:table-cell office:value-type="float" office:value="0.487714" calcext:value-type="float">
            <text:p>0.48771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" calcext:value-type="float">
            <text:p>40</text:p>
          </table:table-cell>
          <table:table-cell office:value-type="float" office:value="0.779256" calcext:value-type="float">
            <text:p>0.77925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" calcext:value-type="float">
            <text:p>30</text:p>
          </table:table-cell>
          <table:table-cell office:value-type="float" office:value="0.779281" calcext:value-type="float">
            <text:p>0.77928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" calcext:value-type="float">
            <text:p>20</text:p>
          </table:table-cell>
          <table:table-cell office:value-type="float" office:value="1.06575" calcext:value-type="float">
            <text:p>1.0657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1.91609" calcext:value-type="float">
            <text:p>1.9160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" calcext:value-type="float">
            <text:p>9</text:p>
          </table:table-cell>
          <table:table-cell office:value-type="float" office:value="1.91716" calcext:value-type="float">
            <text:p>1.9171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  <table:table-cell office:value-type="float" office:value="1.97935" calcext:value-type="float">
            <text:p>1.9793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" calcext:value-type="float">
            <text:p>7</text:p>
          </table:table-cell>
          <table:table-cell office:value-type="float" office:value="1.91901" calcext:value-type="float">
            <text:p>1.9190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" calcext:value-type="float">
            <text:p>6</text:p>
          </table:table-cell>
          <table:table-cell office:value-type="float" office:value="3.74544" calcext:value-type="float">
            <text:p>3.7454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" calcext:value-type="float">
            <text:p>5</text:p>
          </table:table-cell>
          <table:table-cell office:value-type="float" office:value="3.81957" calcext:value-type="float">
            <text:p>3.8195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  <table:table-cell office:value-type="float" office:value="3.82204" calcext:value-type="float">
            <text:p>3.8220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" calcext:value-type="float">
            <text:p>3</text:p>
          </table:table-cell>
          <table:table-cell office:value-type="float" office:value="7.06864" calcext:value-type="float">
            <text:p>7.0686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" calcext:value-type="float">
            <text:p>2</text:p>
          </table:table-cell>
          <table:table-cell office:value-type="float" office:value="10.5436" calcext:value-type="float">
            <text:p>10.543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94014" calcext:value-type="float">
            <text:p>0.29401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301864" calcext:value-type="float">
            <text:p>0.30186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297096" calcext:value-type="float">
            <text:p>0.29709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646849" calcext:value-type="float">
            <text:p>0.64684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654821" calcext:value-type="float">
            <text:p>0.65482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647112" calcext:value-type="float">
            <text:p>0.64711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64658" calcext:value-type="float">
            <text:p>0.64658</text:p>
          </table:table-cell>
          <table:table-cell office:value-type="string" calcext:value-type="string">
            <text:p>Centralized 4 Threa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57627" calcext:value-type="float">
            <text:p>0.057627</text:p>
          </table:table-cell>
          <table:table-cell office:value-type="string" calcext:value-type="string">
            <text:p>Decentralized 4 Thread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0581533" calcext:value-type="float">
            <text:p>0.058153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0579528" calcext:value-type="float">
            <text:p>0.057952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0706092" calcext:value-type="float">
            <text:p>0.070609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0711344" calcext:value-type="float">
            <text:p>0.071134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0707224" calcext:value-type="float">
            <text:p>0.070722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0704524" calcext:value-type="float">
            <text:p>0.070452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112363" calcext:value-type="float">
            <text:p>0.11236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110603" calcext:value-type="float">
            <text:p>0.11060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223556" calcext:value-type="float">
            <text:p>0.22355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" calcext:value-type="float">
            <text:p>90</text:p>
          </table:table-cell>
          <table:table-cell office:value-type="float" office:value="0.443543" calcext:value-type="float">
            <text:p>0.44354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" calcext:value-type="float">
            <text:p>80</text:p>
          </table:table-cell>
          <table:table-cell office:value-type="float" office:value="0.440501" calcext:value-type="float">
            <text:p>0.44050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" calcext:value-type="float">
            <text:p>70</text:p>
          </table:table-cell>
          <table:table-cell office:value-type="float" office:value="0.440322" calcext:value-type="float">
            <text:p>0.44032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" calcext:value-type="float">
            <text:p>60</text:p>
          </table:table-cell>
          <table:table-cell office:value-type="float" office:value="0.441961" calcext:value-type="float">
            <text:p>0.44196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" calcext:value-type="float">
            <text:p>50</text:p>
          </table:table-cell>
          <table:table-cell office:value-type="float" office:value="0.438147" calcext:value-type="float">
            <text:p>0.43814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" calcext:value-type="float">
            <text:p>40</text:p>
          </table:table-cell>
          <table:table-cell office:value-type="float" office:value="0.873925" calcext:value-type="float">
            <text:p>0.87392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" calcext:value-type="float">
            <text:p>30</text:p>
          </table:table-cell>
          <table:table-cell office:value-type="float" office:value="0.868432" calcext:value-type="float">
            <text:p>0.86843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" calcext:value-type="float">
            <text:p>20</text:p>
          </table:table-cell>
          <table:table-cell office:value-type="float" office:value="1.71057" calcext:value-type="float">
            <text:p>1.7105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3.43325" calcext:value-type="float">
            <text:p>3.4332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" calcext:value-type="float">
            <text:p>9</text:p>
          </table:table-cell>
          <table:table-cell office:value-type="float" office:value="3.396" calcext:value-type="float">
            <text:p>3.39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  <table:table-cell office:value-type="float" office:value="3.42216" calcext:value-type="float">
            <text:p>3.4221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" calcext:value-type="float">
            <text:p>7</text:p>
          </table:table-cell>
          <table:table-cell office:value-type="float" office:value="3.41104" calcext:value-type="float">
            <text:p>3.4110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" calcext:value-type="float">
            <text:p>6</text:p>
          </table:table-cell>
          <table:table-cell office:value-type="float" office:value="6.62889" calcext:value-type="float">
            <text:p>6.6288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" calcext:value-type="float">
            <text:p>5</text:p>
          </table:table-cell>
          <table:table-cell office:value-type="float" office:value="6.78945" calcext:value-type="float">
            <text:p>6.7894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  <table:table-cell office:value-type="float" office:value="6.86687" calcext:value-type="float">
            <text:p>6.8668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" calcext:value-type="float">
            <text:p>3</text:p>
          </table:table-cell>
          <table:table-cell office:value-type="float" office:value="13.4495" calcext:value-type="float">
            <text:p>13.44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7T13:24:50.453549094</dc:date>
    <meta:editing-duration>PT19M30S</meta:editing-duration>
    <meta:editing-cycles>2</meta:editing-cycles>
    <meta:generator>LibreOffice/4.4.0.3$Linux_X86_64 LibreOffice_project/40m0$Build-3</meta:generator>
    <meta:document-statistic meta:table-count="1" meta:cell-count="3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" chart:interval-major="100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703cm" style:legend-expansion="high" chart:style-name="ch2"/>
        <chart:plot-area chart:style-name="ch3" table:cell-range-address="adam_home_pc_reduce.E4:adam_home_pc_reduce.F30 adam_home_pc_reduce.G4:adam_home_pc_reduce.G4 adam_home_pc_reduce.G40:adam_home_pc_reduce.G40 adam_home_pc_reduce.F34:adam_home_pc_reduce.F40 adam_home_pc_reduce.G44:adam_home_pc_reduce.G44 adam_home_pc_reduce.F44:adam_home_pc_reduce.F69" chart:data-source-has-labels="row" svg:x="0.32cm" svg:y="0.18cm" svg:width="10.497cm" svg:height="8.64cm">
          <chartooo:coordinate-region svg:x="0.32cm" svg:y="0.379cm" svg:width="9.50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dam_home_pc_reduce.F4:adam_home_pc_reduce.F30" chart:label-cell-address="adam_home_pc_reduce.G4:adam_home_pc_reduce.G4" chart:class="chart:scatter">
            <chart:domain table:cell-range-address="adam_home_pc_reduce.E4:adam_home_pc_reduce.E30"/>
            <chart:data-point chart:repeated="27"/>
          </chart:series>
          <chart:series chart:style-name="ch8" chart:values-cell-range-address="adam_home_pc_reduce.F34:adam_home_pc_reduce.F40" chart:label-cell-address="adam_home_pc_reduce.G40:adam_home_pc_reduce.G40" chart:class="chart:scatter">
            <chart:domain table:cell-range-address="adam_home_pc_reduce.E34:adam_home_pc_reduce.E40"/>
            <chart:data-point chart:repeated="7"/>
          </chart:series>
          <chart:series chart:style-name="ch9" chart:values-cell-range-address="adam_home_pc_reduce.F44:adam_home_pc_reduce.F69" chart:label-cell-address="adam_home_pc_reduce.G44:adam_home_pc_reduce.G44" chart:class="chart:scatter">
            <chart:domain table:cell-range-address="adam_home_pc_reduce.E44:adam_home_pc_reduce.E69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1 Thread</text:p>
                <draw:g>
                  <svg:desc>adam_home_pc_reduce.G4:adam_home_pc_reduce.G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adam_home_pc_reduce.G40:adam_home_pc_reduce.G4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adam_home_pc_reduce.G44:adam_home_pc_reduce.G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dam_home_pc_reduce.E4:adam_home_pc_reduce.E30</svg:desc>
                </draw:g>
              </table:table-cell>
              <table:table-cell office:value-type="float" office:value="0.15291">
                <text:p>0.15291</text:p>
                <draw:g>
                  <svg:desc>adam_home_pc_reduce.F4:adam_home_pc_reduce.F30</svg:desc>
                </draw:g>
              </table:table-cell>
              <table:table-cell office:value-type="float" office:value="1000">
                <text:p>1000</text:p>
                <draw:g>
                  <svg:desc>adam_home_pc_reduce.E34:adam_home_pc_reduce.E40</svg:desc>
                </draw:g>
              </table:table-cell>
              <table:table-cell office:value-type="float" office:value="0.294014">
                <text:p>0.294014</text:p>
                <draw:g>
                  <svg:desc>adam_home_pc_reduce.F34:adam_home_pc_reduce.F40</svg:desc>
                </draw:g>
              </table:table-cell>
              <table:table-cell office:value-type="float" office:value="1000">
                <text:p>1000</text:p>
                <draw:g>
                  <svg:desc>adam_home_pc_reduce.E44:adam_home_pc_reduce.E69</svg:desc>
                </draw:g>
              </table:table-cell>
              <table:table-cell office:value-type="float" office:value="0.057627">
                <text:p>0.057627</text:p>
                <draw:g>
                  <svg:desc>adam_home_pc_reduce.F44:adam_home_pc_reduce.F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0.143071">
                <text:p>0.143071</text:p>
              </table:table-cell>
              <table:table-cell office:value-type="float" office:value="900">
                <text:p>900</text:p>
              </table:table-cell>
              <table:table-cell office:value-type="float" office:value="0.301864">
                <text:p>0.301864</text:p>
              </table:table-cell>
              <table:table-cell office:value-type="float" office:value="900">
                <text:p>900</text:p>
              </table:table-cell>
              <table:table-cell office:value-type="float" office:value="0.0581533">
                <text:p>0.0581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">
                <text:p>800</text:p>
              </table:table-cell>
              <table:table-cell office:value-type="float" office:value="0.143833">
                <text:p>0.143833</text:p>
              </table:table-cell>
              <table:table-cell office:value-type="float" office:value="800">
                <text:p>800</text:p>
              </table:table-cell>
              <table:table-cell office:value-type="float" office:value="0.297096">
                <text:p>0.297096</text:p>
              </table:table-cell>
              <table:table-cell office:value-type="float" office:value="800">
                <text:p>800</text:p>
              </table:table-cell>
              <table:table-cell office:value-type="float" office:value="0.0579528">
                <text:p>0.0579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">
                <text:p>700</text:p>
              </table:table-cell>
              <table:table-cell office:value-type="float" office:value="0.165217">
                <text:p>0.165217</text:p>
              </table:table-cell>
              <table:table-cell office:value-type="float" office:value="700">
                <text:p>700</text:p>
              </table:table-cell>
              <table:table-cell office:value-type="float" office:value="0.646849">
                <text:p>0.646849</text:p>
              </table:table-cell>
              <table:table-cell office:value-type="float" office:value="700">
                <text:p>700</text:p>
              </table:table-cell>
              <table:table-cell office:value-type="float" office:value="0.0706092">
                <text:p>0.0706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0.165072">
                <text:p>0.165072</text:p>
              </table:table-cell>
              <table:table-cell office:value-type="float" office:value="600">
                <text:p>600</text:p>
              </table:table-cell>
              <table:table-cell office:value-type="float" office:value="0.654821">
                <text:p>0.654821</text:p>
              </table:table-cell>
              <table:table-cell office:value-type="float" office:value="600">
                <text:p>600</text:p>
              </table:table-cell>
              <table:table-cell office:value-type="float" office:value="0.0711344">
                <text:p>0.0711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166506">
                <text:p>0.166506</text:p>
              </table:table-cell>
              <table:table-cell office:value-type="float" office:value="500">
                <text:p>500</text:p>
              </table:table-cell>
              <table:table-cell office:value-type="float" office:value="0.647112">
                <text:p>0.647112</text:p>
              </table:table-cell>
              <table:table-cell office:value-type="float" office:value="500">
                <text:p>500</text:p>
              </table:table-cell>
              <table:table-cell office:value-type="float" office:value="0.0707224">
                <text:p>0.0707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0.165922">
                <text:p>0.165922</text:p>
              </table:table-cell>
              <table:table-cell office:value-type="float" office:value="400">
                <text:p>400</text:p>
              </table:table-cell>
              <table:table-cell office:value-type="float" office:value="0.64658">
                <text:p>0.64658</text:p>
              </table:table-cell>
              <table:table-cell office:value-type="float" office:value="400">
                <text:p>400</text:p>
              </table:table-cell>
              <table:table-cell office:value-type="float" office:value="0.0704524">
                <text:p>0.0704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0.209096">
                <text:p>0.209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112363">
                <text:p>0.112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0.209958">
                <text:p>0.209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.110603">
                <text:p>0.1106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295196">
                <text:p>0.295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223556">
                <text:p>0.223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0.488385">
                <text:p>0.48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443543">
                <text:p>0.443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0.487513">
                <text:p>0.487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.440501">
                <text:p>0.440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0.490191">
                <text:p>0.490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440322">
                <text:p>0.4403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0.486998">
                <text:p>0.486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441961">
                <text:p>0.441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0.487714">
                <text:p>0.487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438147">
                <text:p>0.4381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0.779256">
                <text:p>0.779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0.873925">
                <text:p>0.873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.779281">
                <text:p>0.779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868432">
                <text:p>0.868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.06575">
                <text:p>1.06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.71057">
                <text:p>1.71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.91609">
                <text:p>1.9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43325">
                <text:p>3.43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.91716">
                <text:p>1.9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.396">
                <text:p>3.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.97935">
                <text:p>1.97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42216">
                <text:p>3.422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1.91901">
                <text:p>1.9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.41104">
                <text:p>3.41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3.74544">
                <text:p>3.74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.62889">
                <text:p>6.62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3.81957">
                <text:p>3.8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.78945">
                <text:p>6.78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.82204">
                <text:p>3.8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.86687">
                <text:p>6.866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7.06864">
                <text:p>7.06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3.4495">
                <text:p>13.44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10.5436">
                <text:p>10.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